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3A0000049D3E25F93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 draw:shadow="hidden"/>
    </style:style>
    <style:style style:name="gr2" style:family="graphic" style:parent-style-name="standard">
      <style:graphic-properties draw:stroke="none" draw:fill="none" draw:textarea-vertical-align="middle" fo:min-height="0.348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0.2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96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top" fo:min-height="0.26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middle" fo:min-height="0.429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top" fo:min-height="0.429cm" fo:min-width="2.54cm" fo:padding-top="0.035cm" fo:padding-bottom="0.035cm" fo:padding-left="0.035cm" fo:padding-right="0.035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6pt" fo:background-color="#ffffff" style:font-name-asian="Calibri1" style:font-size-asian="6pt" style:font-name-complex="Calibri1" style:font-size-complex="6pt"/>
    </style:style>
    <style:style style:name="T3" style:family="text">
      <style:text-properties fo:color="#000000" style:font-name="Calibri1" fo:font-size="10pt" fo:background-color="#ffffff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81.999cm" svg:height="55.999cm" svg:x="2cm" svg:y="2cm" svg:viewBox="0 0 82000 56000" draw:points="0,56000 82000,56000 82000,0 0,0">
          <text:p/>
        </draw:polygon>
        <draw:line draw:style-name="gr1" draw:text-style-name="P1" draw:layer="layout" svg:x1="67.72cm" svg:y1="58.009cm" svg:x2="67.72cm" svg:y2="53.147cm">
          <text:p/>
        </draw:line>
        <draw:line draw:style-name="gr1" draw:text-style-name="P1" draw:layer="layout" svg:x1="67.72cm" svg:y1="53.147cm" svg:x2="83.938cm" svg:y2="53.147cm">
          <text:p/>
        </draw:line>
        <draw:line draw:style-name="gr1" draw:text-style-name="P1" draw:layer="layout" svg:x1="67.72cm" svg:y1="54.473cm" svg:x2="83.938cm" svg:y2="54.473cm">
          <text:p/>
        </draw:line>
        <draw:line draw:style-name="gr1" draw:text-style-name="P1" draw:layer="layout" svg:x1="67.72cm" svg:y1="56.683cm" svg:x2="83.938cm" svg:y2="56.683cm">
          <text:p/>
        </draw:line>
        <draw:line draw:style-name="gr1" draw:text-style-name="P1" draw:layer="layout" svg:x1="69.227cm" svg:y1="58.009cm" svg:x2="69.227cm" svg:y2="53.147cm">
          <text:p/>
        </draw:line>
        <draw:line draw:style-name="gr1" draw:text-style-name="P1" draw:layer="layout" svg:x1="71.265cm" svg:y1="58.009cm" svg:x2="71.265cm" svg:y2="53.147cm">
          <text:p/>
        </draw:line>
        <draw:line draw:style-name="gr1" draw:text-style-name="P1" draw:layer="layout" svg:x1="72.594cm" svg:y1="58.009cm" svg:x2="72.594cm" svg:y2="53.147cm">
          <text:p/>
        </draw:line>
        <draw:line draw:style-name="gr1" draw:text-style-name="P1" draw:layer="layout" svg:x1="73.481cm" svg:y1="58.009cm" svg:x2="73.481cm" svg:y2="53.147cm">
          <text:p/>
        </draw:line>
        <draw:line draw:style-name="gr1" draw:text-style-name="P1" draw:layer="layout" svg:x1="79.685cm" svg:y1="58.009cm" svg:x2="79.685cm" svg:y2="54.473cm">
          <text:p/>
        </draw:line>
        <draw:line draw:style-name="gr1" draw:text-style-name="P1" draw:layer="layout" svg:x1="67.72cm" svg:y1="57.567cm" svg:x2="73.48cm" svg:y2="57.567cm">
          <text:p/>
        </draw:line>
        <draw:line draw:style-name="gr1" draw:text-style-name="P1" draw:layer="layout" svg:x1="67.72cm" svg:y1="57.125cm" svg:x2="73.48cm" svg:y2="57.125cm">
          <text:p/>
        </draw:line>
        <draw:line draw:style-name="gr1" draw:text-style-name="P1" draw:layer="layout" svg:x1="67.72cm" svg:y1="56.241cm" svg:x2="73.48cm" svg:y2="56.241cm">
          <text:p/>
        </draw:line>
        <draw:line draw:style-name="gr1" draw:text-style-name="P1" draw:layer="layout" svg:x1="67.72cm" svg:y1="55.799cm" svg:x2="73.48cm" svg:y2="55.799cm">
          <text:p/>
        </draw:line>
        <draw:line draw:style-name="gr1" draw:text-style-name="P1" draw:layer="layout" svg:x1="67.72cm" svg:y1="55.357cm" svg:x2="73.48cm" svg:y2="55.357cm">
          <text:p/>
        </draw:line>
        <draw:line draw:style-name="gr1" draw:text-style-name="P1" draw:layer="layout" svg:x1="67.72cm" svg:y1="54.915cm" svg:x2="73.48cm" svg:y2="54.915cm">
          <text:p/>
        </draw:line>
        <draw:line draw:style-name="gr1" draw:text-style-name="P1" draw:layer="layout" svg:x1="67.72cm" svg:y1="54.031cm" svg:x2="73.48cm" svg:y2="54.031cm">
          <text:p/>
        </draw:line>
        <draw:line draw:style-name="gr1" draw:text-style-name="P1" draw:layer="layout" svg:x1="67.72cm" svg:y1="53.589cm" svg:x2="73.48cm" svg:y2="53.589cm">
          <text:p/>
        </draw:line>
        <draw:line draw:style-name="gr1" draw:text-style-name="P1" draw:layer="layout" svg:x1="68.34cm" svg:y1="53.147cm" svg:x2="68.34cm" svg:y2="55.357cm">
          <text:p/>
        </draw:line>
        <draw:line draw:style-name="gr1" draw:text-style-name="P1" draw:layer="layout" svg:x1="79.685cm" svg:y1="56.241cm" svg:x2="83.939cm" svg:y2="56.241cm">
          <text:p/>
        </draw:line>
        <draw:line draw:style-name="gr1" draw:text-style-name="P1" draw:layer="layout" svg:x1="79.685cm" svg:y1="54.915cm" svg:x2="83.939cm" svg:y2="54.915cm">
          <text:p/>
        </draw:line>
        <draw:line draw:style-name="gr1" draw:text-style-name="P1" draw:layer="layout" svg:x1="80.128cm" svg:y1="54.915cm" svg:x2="80.128cm" svg:y2="56.241cm">
          <text:p/>
        </draw:line>
        <draw:line draw:style-name="gr1" draw:text-style-name="P1" draw:layer="layout" svg:x1="80.571cm" svg:y1="54.915cm" svg:x2="80.571cm" svg:y2="56.241cm">
          <text:p/>
        </draw:line>
        <draw:line draw:style-name="gr1" draw:text-style-name="P1" draw:layer="layout" svg:x1="81.014cm" svg:y1="54.473cm" svg:x2="81.014cm" svg:y2="56.241cm">
          <text:p/>
        </draw:line>
        <draw:line draw:style-name="gr1" draw:text-style-name="P1" draw:layer="layout" svg:x1="82.498cm" svg:y1="54.473cm" svg:x2="82.498cm" svg:y2="56.241cm">
          <text:p/>
        </draw:line>
        <draw:line draw:style-name="gr1" draw:text-style-name="P1" draw:layer="layout" svg:x1="81.457cm" svg:y1="56.241cm" svg:x2="81.457cm" svg:y2="56.683cm">
          <text:p/>
        </draw:line>
        <draw:frame draw:style-name="gr2" draw:text-style-name="P3" draw:layer="layout" svg:width="1.688cm" svg:height="0.63cm" svg:x="67.639cm" svg:y="57.049cm">
          <draw:text-box>
            <text:p text:style-name="P2"><text:span text:style-name="T1">Н.контроль</text:span></text:p>
          </draw:text-box>
        </draw:frame>
        <draw:frame draw:style-name="gr2" draw:text-style-name="P3" draw:layer="layout" svg:width="1.442cm" svg:height="0.63cm" svg:x="67.744cm" svg:y="57.47cm">
          <draw:text-box>
            <text:p text:style-name="P2"><text:span text:style-name="T1">Утв.</text:span></text:p>
          </draw:text-box>
        </draw:frame>
        <draw:frame draw:style-name="gr2" draw:text-style-name="P3" draw:layer="layout" svg:width="1.653cm" svg:height="0.63cm" svg:x="67.639cm" svg:y="56.139cm">
          <draw:text-box>
            <text:p text:style-name="P2"><text:span text:style-name="T1">Т.контроль</text:span></text:p>
          </draw:text-box>
        </draw:frame>
        <draw:frame draw:style-name="gr2" draw:text-style-name="P3" draw:layer="layout" svg:width="1.442cm" svg:height="0.63cm" svg:x="67.744cm" svg:y="55.716cm">
          <draw:text-box>
            <text:p text:style-name="P2"><text:span text:style-name="T1">Провер.</text:span></text:p>
          </draw:text-box>
        </draw:frame>
        <draw:frame draw:style-name="gr2" draw:text-style-name="P3" draw:layer="layout" svg:width="1.442cm" svg:height="0.63cm" svg:x="67.744cm" svg:y="55.277cm">
          <draw:text-box>
            <text:p text:style-name="P2"><text:span text:style-name="T1">Разраб.</text:span></text:p>
          </draw:text-box>
        </draw:frame>
        <draw:frame draw:style-name="gr2" draw:text-style-name="P3" draw:layer="layout" svg:width="0.89cm" svg:height="0.63cm" svg:x="67.597cm" svg:y="54.817cm">
          <draw:text-box>
            <text:p text:style-name="P2"><text:span text:style-name="T1">Изм.</text:span></text:p>
          </draw:text-box>
        </draw:frame>
        <draw:frame draw:style-name="gr2" draw:text-style-name="P3" draw:layer="layout" svg:width="0.95cm" svg:height="0.63cm" svg:x="68.307cm" svg:y="54.81cm">
          <draw:text-box>
            <text:p text:style-name="P2"><text:span text:style-name="T1">Лист</text:span></text:p>
          </draw:text-box>
        </draw:frame>
        <draw:frame draw:style-name="gr2" draw:text-style-name="P3" draw:layer="layout" svg:width="1.97cm" svg:height="0.63cm" svg:x="69.257cm" svg:y="54.821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3" draw:layer="layout" svg:width="1.266cm" svg:height="0.63cm" svg:x="71.297cm" svg:y="54.821cm">
          <draw:text-box>
            <text:p text:style-name="P2"><text:span text:style-name="T1">Подп.</text:span></text:p>
          </draw:text-box>
        </draw:frame>
        <draw:frame draw:style-name="gr2" draw:text-style-name="P3" draw:layer="layout" svg:width="0.95cm" svg:height="0.63cm" svg:x="72.563cm" svg:y="54.821cm">
          <draw:text-box>
            <text:p text:style-name="P2"><text:span text:style-name="T1">Дата</text:span></text:p>
          </draw:text-box>
        </draw:frame>
        <draw:frame draw:style-name="gr2" draw:text-style-name="P3" draw:layer="layout" svg:width="1.266cm" svg:height="0.63cm" svg:x="79.703cm" svg:y="54.382cm">
          <draw:text-box>
            <text:p text:style-name="P2"><text:span text:style-name="T1">Лит.</text:span></text:p>
          </draw:text-box>
        </draw:frame>
        <draw:frame draw:style-name="gr3" draw:text-style-name="P3" draw:layer="layout" svg:width="1.407cm" svg:height="0.542cm" svg:x="81.04cm" svg:y="54.427cm">
          <draw:text-box>
            <text:p text:style-name="P2"><text:span text:style-name="T2">Масса</text:span></text:p>
          </draw:text-box>
        </draw:frame>
        <draw:frame draw:style-name="gr3" draw:text-style-name="P3" draw:layer="layout" svg:width="1.583cm" svg:height="0.542cm" svg:x="82.37cm" svg:y="54.427cm">
          <draw:text-box>
            <text:p text:style-name="P2"><text:span text:style-name="T2">Масштаб</text:span></text:p>
          </draw:text-box>
        </draw:frame>
        <draw:frame draw:style-name="gr2" draw:text-style-name="P3" draw:layer="layout" svg:width="2.603cm" svg:height="0.63cm" svg:x="81.497cm" svg:y="56.154cm">
          <draw:text-box>
            <text:p text:style-name="P2"><text:span text:style-name="T1">Листов 1</text:span></text:p>
          </draw:text-box>
        </draw:frame>
        <draw:frame draw:style-name="gr2" draw:text-style-name="P3" draw:layer="layout" svg:width="1.706cm" svg:height="0.63cm" svg:x="79.721cm" svg:y="56.154cm">
          <draw:text-box>
            <text:p text:style-name="P2"><text:span text:style-name="T1">Лист 1</text:span></text:p>
          </draw:text-box>
        </draw:frame>
        <draw:frame draw:style-name="gr4" draw:text-style-name="P3" draw:layer="layout" svg:width="6.19cm" svg:height="2.246cm" svg:x="73.477cm" svg:y="54.451cm">
          <draw:text-box>
            <text:p text:style-name="P2"><text:span text:style-name="T3">Информационная система «Библиотека». </text:span></text:p>
            <text:p text:style-name="P2"><text:span text:style-name="T3">ER модель данных</text:span></text:p>
          </draw:text-box>
        </draw:frame>
        <draw:frame draw:style-name="gr5" draw:text-style-name="P3" draw:layer="layout" svg:width="2.604cm" svg:height="0.33cm" svg:x="68.764cm" svg:y="55.408cm">
          <draw:text-box>
            <text:p text:style-name="P2"><text:span text:style-name="T2">Лапин А.С.</text:span></text:p>
          </draw:text-box>
        </draw:frame>
        <draw:frame draw:style-name="gr5" draw:text-style-name="P3" draw:layer="layout" svg:width="2.604cm" svg:height="0.33cm" svg:x="68.844cm" svg:y="55.827cm">
          <draw:text-box>
            <text:p text:style-name="P2"><text:span text:style-name="T2">Сущинина А.А.</text:span></text:p>
          </draw:text-box>
        </draw:frame>
        <draw:frame draw:style-name="gr6" draw:text-style-name="P3" draw:layer="layout" svg:width="7.297cm" svg:height="0.499cm" svg:x="75.387cm" svg:y="53.606cm">
          <draw:text-box>
            <text:p text:style-name="P2"><text:span text:style-name="T3">ВЛГУ 09.03.01 ВТ-116.13.3.02</text:span></text:p>
          </draw:text-box>
        </draw:frame>
        <draw:frame draw:style-name="gr7" draw:text-style-name="P3" draw:layer="layout" svg:width="2.604cm" svg:height="0.499cm" svg:x="79.048cm" svg:y="55.37cm">
          <draw:text-box>
            <text:p text:style-name="P2"><text:span text:style-name="T3">У</text:span></text:p>
          </draw:text-box>
        </draw:frame>
        <draw:frame draw:style-name="gr7" draw:text-style-name="P3" draw:layer="layout" svg:width="2.604cm" svg:height="0.499cm" svg:x="80.514cm" svg:y="57.203cm">
          <draw:text-box>
            <text:p text:style-name="P2"><text:span text:style-name="T3">ВТ-116</text:span></text:p>
          </draw:text-box>
        </draw:frame>
        <draw:frame draw:style-name="gr5" draw:text-style-name="P3" draw:layer="layout" svg:width="2.604cm" svg:height="0.33cm" svg:x="68.904cm" svg:y="57.163cm">
          <draw:text-box>
            <text:p text:style-name="P2"><text:span text:style-name="T2">Туляков В.С.</text:span></text:p>
          </draw:text-box>
        </draw:frame>
        <draw:frame draw:style-name="gr5" draw:text-style-name="P3" draw:layer="layout" svg:width="2.604cm" svg:height="0.33cm" svg:x="68.968cm" svg:y="57.633cm">
          <draw:text-box>
            <text:p text:style-name="P2"><text:span text:style-name="T2">Ланцов В.Н.</text:span></text:p>
          </draw:text-box>
        </draw:frame>
        <draw:frame draw:style-name="gr8" draw:text-style-name="P4" draw:layer="layout" svg:width="54.9cm" svg:height="40.677cm" svg:x="15.6cm" svg:y="11.723cm">
          <draw:image xlink:href="Pictures/100000000000063A0000049D3E25F9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6.56cm" fo:page-height="60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08T12:49:24.572000000</dc:date>
    <dc:description/>
    <dc:subject/>
    <dc:title/>
    <meta:creation-date>2020-01-16T11:03:25Z</meta:creation-date>
    <meta:initial-creator>Tatiana Prokhorova</meta:initial-creator>
    <meta:keyword/>
    <meta:generator>LibreOffice/4.4.3.2$Windows_x86 LibreOffice_project/88805f81e9fe61362df02b9941de8e38a9b5fd16</meta:generator>
    <meta:editing-duration>PT4H39M13S</meta:editing-duration>
    <meta:editing-cycles>11</meta:editing-cycles>
    <meta:document-statistic meta:object-count="50"/>
  </office:meta>
</office:document-meta>
</file>